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22cm" fo:min-width="1.4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26cm" fo:min-width="3.31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64cm" fo:min-width="1.114cm"/>
      <style:paragraph-properties style:writing-mode="lr-tb"/>
    </style:style>
    <style:style style:name="gr4" style:family="graphic" style:parent-style-name="standard" style:list-style-name="L2">
      <style:graphic-properties draw:textarea-horizontal-align="justify" draw:textarea-vertical-align="top" draw:auto-grow-height="false" fo:min-height="3.814cm" fo:min-width="5.08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1.65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1.5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.6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2.29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574cm" fo:min-width="2.794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1.203cm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28cm" fo:min-width="1.53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94cm" fo:min-width="2.4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82cm" fo:min-width="3.18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.65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1.65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417cm" fo:min-width="3.69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3.81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36cm" fo:min-width="2.8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2.294cm"/>
      <style:paragraph-properties style:writing-mode="lr-tb"/>
    </style:style>
    <style:style style:name="gr2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26" style:family="graphic" style:parent-style-name="objectwithoutfill">
      <style:graphic-properties svg:stroke-color="#ff0000" draw:marker-start="Arrow" draw:marker-start-width="0.3cm" draw:marker-end="Arrow" draw:marker-end-width="0.3cm"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0.845cm"/>
      <style:paragraph-properties style:writing-mode="lr-tb"/>
    </style:style>
    <style:style style:name="gr28" style:family="graphic" style:parent-style-name="objectwithoutfill">
      <style:graphic-properties svg:stroke-color="#00a933"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solid"/>
      <style:paragraph-properties fo:text-align="end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794cm" svg:x="5.953cm" svg:y="11.922cm">
          <text:p text:style-name="P1">Ban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6" draw:id="id6" draw:layer="layout" svg:width="3.81cm" svg:height="2.794cm" svg:x="5.318cm" svg:y="18.272cm">
          <text:p text:style-name="P2"><text:span text:style-name="T1">Bank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2" draw:id="id2" draw:layer="layout" svg:width="2.286cm" svg:height="2.286cm" svg:x="3.286cm" svg:y="2.651cm">
          <text:p text:style-name="P1">Cli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3" xml:id="id7" draw:id="id7" draw:layer="layout" svg:width="5.588cm" svg:height="4.064cm" svg:x="8.62cm" svg:y="23.606cm">
          <text:list text:style-name="L2">
            <text:list-item>
              <text:p text:style-name="P3">User id</text:p>
            </text:list-item>
            <text:list-item>
              <text:p text:style-name="P3">Name</text:p>
            </text:list-item>
            <text:list-item>
              <text:p text:style-name="P3">Balance</text:p>
            </text:list-item>
            <text:list-item>
              <text:p text:style-name="P3">password(hash)</text:p>
            </text:list-item>
            <text:list-item>
              <text:p text:style-name="P3">Creation dat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2.159cm" svg:height="2.032cm" svg:x="11.287cm" svg:y="3.794cm">
          <text:p text:style-name="P1">reg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4" draw:id="id4" draw:layer="layout" svg:width="2.032cm" svg:height="1.905cm" svg:x="11.414cm" svg:y="1.762cm">
          <text:p text:style-name="P1">Log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5" draw:id="id5" draw:layer="layout" svg:width="2.159cm" svg:height="1.905cm" svg:x="11.414cm" svg:y="6.08cm">
          <text:p text:style-name="P1">Send</text:p>
          <text:p text:style-name="P1">mone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2.794cm" svg:height="2.159cm" svg:x="14.081cm" svg:y="13.7cm">
          <text:p text:style-name="P1">Authoriz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6.362cm" svg:y1="12.331cm" svg:x2="4.429cm" svg:y2="4.937cm" draw:start-shape="id1" draw:start-glue-point="5" draw:end-shape="id2" draw:end-glue-point="8" svg:d="M6362 12331v-3901h-1933v-3493" svg:viewBox="0 0 1934 7395">
          <text:p text:style-name="P4">Result</text:p>
        </draw:connector>
        <draw:connector draw:style-name="gr10" draw:text-style-name="P6" draw:layer="layout" draw:type="line" svg:x1="5.572cm" svg:y1="3.794cm" svg:x2="11.287cm" svg:y2="4.81cm" draw:start-shape="id2" draw:start-glue-point="10" draw:end-shape="id3" draw:end-glue-point="5" svg:d="M5572 3794l5715 1016" svg:viewBox="0 0 5716 1017">
          <text:p/>
        </draw:connector>
        <draw:connector draw:style-name="gr10" draw:text-style-name="P6" draw:layer="layout" draw:type="line" svg:x1="5.572cm" svg:y1="3.794cm" svg:x2="11.414cm" svg:y2="2.715cm" draw:start-shape="id2" draw:start-glue-point="10" draw:end-shape="id4" draw:end-glue-point="5" svg:d="M5572 3794l5842-1079" svg:viewBox="0 0 5843 1080">
          <text:p/>
        </draw:connector>
        <draw:connector draw:style-name="gr10" draw:text-style-name="P6" draw:layer="layout" draw:type="line" svg:x1="5.238cm" svg:y1="4.603cm" svg:x2="11.414cm" svg:y2="7.033cm" draw:start-shape="id2" draw:start-glue-point="9" draw:end-shape="id5" draw:end-glue-point="5" svg:d="M5238 4603l6176 2430" svg:viewBox="0 0 6177 2431">
          <text:p/>
        </draw:connector>
        <draw:connector draw:style-name="gr10" draw:text-style-name="P6" draw:layer="layout" draw:type="curve" draw:line-skew="4.411cm 4.074cm" svg:x1="13.446cm" svg:y1="2.715cm" svg:x2="7.35cm" svg:y2="11.922cm" draw:start-shape="id4" draw:start-glue-point="7" draw:end-shape="id1" draw:end-glue-point="4" svg:d="M13446 2715c7369 0 6141 4577 2775 6859s-8871 2269-8871 2348" svg:viewBox="0 0 11531 9208">
          <text:p/>
        </draw:connector>
        <draw:connector draw:style-name="gr10" draw:text-style-name="P6" draw:layer="layout" draw:type="curve" draw:line-skew="2.318cm" svg:x1="13.446cm" svg:y1="4.81cm" svg:x2="8.338cm" svg:y2="12.331cm" draw:start-shape="id3" draw:start-glue-point="7" draw:end-shape="id1" draw:end-glue-point="11" svg:d="M13446 4810c4228 0 6782 7521-5108 7521" svg:viewBox="0 0 8638 7522">
          <text:p/>
        </draw:connector>
        <draw:connector draw:style-name="gr10" draw:text-style-name="P6" draw:layer="layout" draw:type="curve" draw:line-skew="2.18cm" svg:x1="13.573cm" svg:y1="7.033cm" svg:x2="8.747cm" svg:y2="13.319cm" draw:start-shape="id5" draw:start-glue-point="7" draw:end-shape="id1" draw:end-glue-point="10" svg:d="M13573 7033c4021 0 6434 6286-4826 6286" svg:viewBox="0 0 8181 6287">
          <text:p/>
        </draw:connector>
        <draw:connector draw:style-name="gr11" draw:text-style-name="P7" draw:layer="layout" svg:x1="7.223cm" svg:y1="21.066cm" svg:x2="11.414cm" svg:y2="23.606cm" draw:start-shape="id6" draw:start-glue-point="7" draw:end-shape="id7" draw:end-glue-point="0" svg:d="M7223 21066v1271h4191v1269" svg:viewBox="0 0 4192 2541">
          <text:p/>
        </draw:connector>
        <draw:connector draw:style-name="gr10" draw:text-style-name="P6" draw:layer="layout" svg:x1="8.338cm" svg:y1="14.307cm" svg:x2="14.081cm" svg:y2="14.78cm" draw:start-shape="id1" draw:start-glue-point="9" draw:end-shape="id8" draw:end-glue-point="5" svg:d="M8338 14307h3077v473h2666" svg:viewBox="0 0 5744 474">
          <text:p/>
        </draw:connector>
        <draw:custom-shape draw:style-name="gr12" draw:text-style-name="P1" xml:id="id9" draw:id="id9" draw:layer="layout" svg:width="3.556cm" svg:height="3.048cm" svg:x="14.208cm" svg:y="18.018cm">
          <text:p text:style-name="P1">Process</text:p>
          <text:p text:style-name="P1">transac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15.478cm" svg:y1="15.859cm" svg:x2="15.986cm" svg:y2="18.018cm" draw:start-shape="id8" draw:start-glue-point="6" draw:end-shape="id9" draw:end-glue-point="4" svg:d="M15478 15859v1080h508v1079" svg:viewBox="0 0 509 2160">
          <text:p/>
        </draw:connector>
        <draw:connector draw:style-name="gr13" draw:text-style-name="P6" draw:layer="layout" draw:type="curve" svg:x1="9.128cm" svg:y1="19.669cm" svg:x2="14.208cm" svg:y2="19.542cm" draw:start-shape="id6" draw:start-glue-point="8" draw:end-shape="id9" draw:end-glue-point="5" svg:d="M9128 19669c3811 0 1272-127 5080-127" svg:viewBox="0 0 5081 128">
          <text:p/>
        </draw:connector>
      </draw:page>
      <draw:page draw:name="page2" draw:style-name="dp1" draw:master-page-name="Default">
        <draw:custom-shape draw:style-name="gr1" draw:text-style-name="P1" xml:id="id10" draw:id="id10" draw:layer="layout" svg:width="2.794cm" svg:height="2.794cm" svg:x="2.905cm" svg:y="2.143cm">
          <text:p text:style-name="P1">Cli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xml:id="id11" draw:id="id11" draw:layer="layout" svg:width="2.413cm" svg:height="2.159cm" svg:x="9.382cm" svg:y="6.08cm">
          <text:p text:style-name="P1">Serve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text-style-name="P6" draw:layer="layout" draw:type="line" svg:x1="5.29cm" svg:y1="4.528cm" svg:x2="9.735cm" svg:y2="6.396cm" draw:start-shape="id10" draw:start-glue-point="9" draw:end-shape="id11" draw:end-glue-point="5" svg:d="M5290 4528l4445 1868" svg:viewBox="0 0 4446 1869">
          <text:p/>
        </draw:connector>
        <draw:custom-shape draw:style-name="gr16" draw:text-style-name="P1" xml:id="id15" draw:id="id15" draw:layer="layout" svg:width="2.032cm" svg:height="1.778cm" svg:x="2.778cm" svg:y="11.16cm">
          <text:p text:style-name="P1">Log 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2" draw:id="id12" draw:layer="layout" svg:width="2.921cm" svg:height="3.302cm" svg:x="8.493cm" svg:y="19.288cm">
          <text:p text:style-name="P1">Server</text:p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" xml:id="id16" draw:id="id16" draw:layer="layout" svg:width="3.683cm" svg:height="2.032cm" svg:x="12.303cm" svg:y="16.24cm">
          <text:p text:style-name="P1">Author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21" draw:id="id21" draw:layer="layout" svg:width="2.159cm" svg:height="1.778cm" svg:x="5.064cm" svg:y="11.16cm">
          <text:p text:style-name="P1">Regi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7" draw:id="id17" draw:layer="layout" svg:width="2.159cm" svg:height="1.524cm" svg:x="7.731cm" svg:y="11.414cm">
          <text:p text:style-name="P1">Add</text:p>
          <text:p text:style-name="P1">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13" draw:id="id13" draw:layer="layout" svg:width="4.191cm" svg:height="2.667cm" svg:x="3.286cm" svg:y="24.241cm">
          <text:p text:style-name="P1">Users</text:p>
          <text:p text:style-name="P1"><text:span text:style-name="T1">User id, name, ha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4.318cm" svg:height="2.54cm" svg:x="8.112cm" svg:y="24.368cm">
          <text:p text:style-name="P1">Books</text:p>
          <text:p text:style-name="P1"><text:span text:style-name="T2">Book id,seller id,title, pric</text:span><text:span text:style-name="T3">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954cm" svg:y1="22.59cm" svg:x2="5.381cm" svg:y2="24.241cm" draw:start-shape="id12" draw:start-glue-point="7" draw:end-shape="id13" draw:end-glue-point="0" svg:d="M9954 22590v826h-4573v825" svg:viewBox="0 0 4574 1652">
          <text:p/>
        </draw:connector>
        <draw:connector draw:style-name="gr11" draw:text-style-name="P7" draw:layer="layout" svg:x1="9.954cm" svg:y1="22.59cm" svg:x2="10.271cm" svg:y2="24.368cm" draw:start-shape="id12" draw:start-glue-point="7" draw:end-shape="id14" draw:end-glue-point="0" svg:d="M9954 22590v890h317v888" svg:viewBox="0 0 318 1779">
          <text:p/>
        </draw:connector>
        <draw:custom-shape draw:style-name="gr23" draw:text-style-name="P1" xml:id="id20" draw:id="id20" draw:layer="layout" svg:width="3.302cm" svg:height="2.286cm" svg:x="10.271cm" svg:y="10.906cm">
          <text:p text:style-name="P1">List book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type="curve" svg:x1="3.794cm" svg:y1="12.938cm" svg:x2="12.303cm" svg:y2="17.256cm" draw:start-shape="id15" draw:start-glue-point="6" draw:end-shape="id16" draw:end-glue-point="5" svg:d="M3794 12938c0 2879 2836 4318 8509 4318" svg:viewBox="0 0 8510 4319">
          <text:p/>
        </draw:connector>
        <draw:connector draw:style-name="gr10" draw:text-style-name="P6" draw:layer="layout" draw:type="curve" svg:x1="8.811cm" svg:y1="12.938cm" svg:x2="12.303cm" svg:y2="17.256cm" draw:start-shape="id17" draw:start-glue-point="6" draw:end-shape="id16" draw:end-glue-point="5" svg:d="M8811 12938c0 2879 1164 4318 3492 4318" svg:viewBox="0 0 3493 4319">
          <text:p/>
        </draw:connector>
        <draw:custom-shape draw:style-name="gr24" draw:text-style-name="P1" xml:id="id18" draw:id="id18" draw:layer="layout" svg:width="2.794cm" svg:height="1.905cm" svg:x="14.462cm" svg:y="11.414cm">
          <text:p text:style-name="P1">Buy boo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6" draw:layer="layout" draw:type="curve" draw:line-skew="0.698cm" svg:x1="15.859cm" svg:y1="13.319cm" svg:x2="14.144cm" svg:y2="16.24cm" draw:start-shape="id18" draw:start-glue-point="6" draw:end-shape="id16" draw:end-glue-point="4" svg:d="M15859 13319c0 3238-1715 1778-1715 2921" svg:viewBox="0 0 1716 2922">
          <text:p/>
        </draw:connector>
        <draw:custom-shape draw:style-name="gr22" draw:text-style-name="P1" xml:id="id19" draw:id="id19" draw:layer="layout" svg:width="4.318cm" svg:height="2.54cm" svg:x="13.954cm" svg:y="24.495cm">
          <text:p text:style-name="P1">Book inventory</text:p>
          <text:p text:style-name="P1"><text:span text:style-name="T2">User id, book id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954cm" svg:y1="22.59cm" svg:x2="16.113cm" svg:y2="24.495cm" draw:start-shape="id12" draw:start-glue-point="7" draw:end-shape="id19" draw:end-glue-point="0" svg:d="M9954 22590v953h6159v952" svg:viewBox="0 0 6160 1906">
          <text:p/>
        </draw:connector>
        <draw:connector draw:style-name="gr10" draw:text-style-name="P6" draw:layer="layout" draw:type="line" svg:x1="14.144cm" svg:y1="18.272cm" svg:x2="11.414cm" svg:y2="20.939cm" draw:start-shape="id16" draw:start-glue-point="6" draw:end-shape="id12" draw:end-glue-point="8" svg:d="M14144 18272l-2730 2667" svg:viewBox="0 0 2731 2668">
          <text:p/>
        </draw:connector>
        <draw:connector draw:style-name="gr26" draw:text-style-name="P6" draw:layer="layout" draw:type="curve" svg:x1="9.954cm" svg:y1="19.288cm" svg:x2="11.922cm" svg:y2="13.192cm" draw:start-shape="id12" draw:start-glue-point="5" draw:end-shape="id20" draw:end-glue-point="6" svg:d="M9954 19288c0-4570 1968-1523 1968-6096" svg:viewBox="0 0 1969 6097">
          <text:p/>
        </draw:connector>
        <draw:connector draw:style-name="gr13" draw:text-style-name="P6" draw:layer="layout" draw:type="curve" svg:x1="9.382cm" svg:y1="7.16cm" svg:x2="3.794cm" svg:y2="11.16cm" draw:start-shape="id11" draw:start-glue-point="6" draw:end-shape="id15" draw:end-glue-point="4" svg:d="M9382 7160c-3726 0-5588 1333-5588 4000" svg:viewBox="0 0 5589 4001">
          <text:p/>
        </draw:connector>
        <draw:connector draw:style-name="gr13" draw:text-style-name="P6" draw:layer="layout" draw:type="curve" draw:line-skew="-0.524cm" svg:x1="6.144cm" svg:y1="11.16cm" svg:x2="9.735cm" svg:y2="7.923cm" draw:start-shape="id21" draw:start-glue-point="4" draw:end-shape="id11" draw:end-glue-point="7" svg:d="M6144 11160c0-2976 3591-1358 3591-3237" svg:viewBox="0 0 3592 3238">
          <text:p/>
        </draw:connector>
        <draw:connector draw:style-name="gr13" draw:text-style-name="P6" draw:layer="layout" draw:type="curve" svg:x1="10.589cm" svg:y1="8.239cm" svg:x2="8.811cm" svg:y2="11.414cm" draw:start-shape="id11" draw:start-glue-point="8" draw:end-shape="id17" draw:end-glue-point="4" svg:d="M10589 8239c0 2382-1778 795-1778 3175" svg:viewBox="0 0 1779 3176">
          <text:p/>
        </draw:connector>
        <draw:connector draw:style-name="gr13" draw:text-style-name="P6" draw:layer="layout" draw:type="curve" svg:x1="11.442cm" svg:y1="7.923cm" svg:x2="11.922cm" svg:y2="10.906cm" draw:start-shape="id11" draw:start-glue-point="9" draw:end-shape="id20" draw:end-glue-point="4" svg:d="M11442 7923c0 2475 480 984 480 2983" svg:viewBox="0 0 481 2984">
          <text:p/>
        </draw:connector>
        <draw:connector draw:style-name="gr13" draw:text-style-name="P6" draw:layer="layout" draw:type="curve" svg:x1="11.795cm" svg:y1="7.16cm" svg:x2="15.859cm" svg:y2="11.414cm" draw:start-shape="id11" draw:start-glue-point="10" draw:end-shape="id18" draw:end-glue-point="4" svg:d="M11795 7160c2710 0 4064 1418 4064 4254" svg:viewBox="0 0 4065 4255">
          <text:p/>
        </draw:connector>
        <draw:custom-shape draw:style-name="gr27" draw:text-style-name="P1" xml:id="id22" draw:id="id22" draw:layer="layout" svg:width="1.905cm" svg:height="2.158cm" svg:x="16.113cm" svg:y="20.685cm">
          <text:p text:style-name="P1">Bank</text:p>
          <draw:enhanced-geometry svg:viewBox="0 0 21600 21600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8" draw:text-style-name="P8" draw:layer="layout" svg:x1="15.986cm" svg:y1="17.256cm" svg:x2="16.392cm" svg:y2="21.001cm" draw:start-shape="id16" draw:start-glue-point="7" draw:end-shape="id22" draw:end-glue-point="5" svg:d="M15986 17256h500v2223h-875v1522h781" svg:viewBox="0 0 876 3746">
          <text:p text:style-name="P7">Process</text:p>
          <text:p text:style-name="P7">payment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08:54:58.310558530</meta:creation-date>
    <dc:date>2024-11-14T10:47:48.850921004</dc:date>
    <meta:editing-duration>PT43M27S</meta:editing-duration>
    <meta:editing-cycles>4</meta:editing-cycles>
    <meta:generator>LibreOffice/6.4.2.2$Linux_X86_64 LibreOffice_project/40$Build-2</meta:generator>
    <meta:document-statistic meta:object-count="48"/>
  </office:meta>
</office:document-meta>
</file>